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rsid="001d8eeb" officeooo:paragraph-rsid="001d8eeb" style:font-size-asian="16pt" style:language-asian="zh" style:country-asian="CN" style:font-size-complex="16pt"/>
    </style:style>
    <style:style style:name="P3" style:family="paragraph" style:parent-style-name="Text_20_body">
      <style:paragraph-properties fo:margin-left="1.111cm" fo:margin-right="0cm" fo:text-indent="0cm" style:auto-text-indent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16pt" style:font-size-asian="16pt" style:font-size-complex="16pt"/>
    </style:style>
    <style:style style:name="P5" style:family="paragraph" style:parent-style-name="Table_20_Contents">
      <style:text-properties fo:font-size="18.25pt" officeooo:rsid="001f42fc" officeooo:paragraph-rsid="001f42fc" style:font-size-asian="16pt" style:font-size-complex="18.25pt"/>
    </style:style>
    <style:style style:name="P6" style:family="paragraph" style:parent-style-name="Table_20_Contents">
      <style:text-properties fo:font-size="18.25pt" fo:font-weight="bold" officeooo:rsid="001d8eeb" officeooo:paragraph-rsid="001d8eeb" style:font-size-asian="16pt" style:font-weight-asian="bold" style:font-size-complex="18.25pt" style:font-weight-complex="bold"/>
    </style:style>
    <style:style style:name="P7" style:family="paragraph" style:parent-style-name="Standard">
      <style:text-properties fo:font-size="18.25pt" style:font-size-asian="16pt" style:font-size-complex="18.25pt"/>
    </style:style>
    <style:style style:name="P8" style:family="paragraph" style:parent-style-name="Standard">
      <style:text-properties fo:font-size="18.25pt" officeooo:rsid="001d8eeb" style:font-size-asian="16pt" style:language-asian="zh" style:country-asian="CN" style:font-size-complex="18.25pt"/>
    </style:style>
    <style:style style:name="P9" style:family="paragraph" style:parent-style-name="Standard">
      <style:text-properties fo:font-size="18.25pt" officeooo:rsid="001d8eeb" officeooo:paragraph-rsid="001d8eeb" style:font-size-asian="16pt" style:language-asian="zh" style:country-asian="CN" style:font-size-complex="18.25pt"/>
    </style:style>
    <style:style style:name="P10" style:family="paragraph" style:parent-style-name="Standard">
      <style:text-properties fo:font-size="16pt" officeooo:rsid="001d8eeb" officeooo:paragraph-rsid="001d8eeb" style:font-size-asian="16pt" style:language-asian="zh" style:country-asian="CN" style:font-size-complex="16pt"/>
    </style:style>
    <style:style style:name="P11" style:family="paragraph" style:parent-style-name="Table_20_Contents">
      <style:text-properties fo:color="#ff0000" fo:font-size="18.25pt" fo:font-weight="bold" officeooo:rsid="001d8eeb" officeooo:paragraph-rsid="001d8eeb" style:font-size-asian="16pt" style:font-weight-asian="bold" style:font-size-complex="18.25pt" style:font-weight-complex="bold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style:font-name-asian="Calibri"/>
    </style:style>
    <style:style style:name="T7" style:family="text">
      <style:text-properties fo:color="#ff0000" style:font-name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5">3</text:span><text:span text:style-name="T2">　</text:span><text:span text:style-name="T4">forEach</text:span><text:span text:style-name="T2">（重点）</text:span></text:h>
      <text:p text:style-name="P1"><text:span text:style-name="T1">　　</text:span>forEach<text:span text:style-name="T1">当前就是循环标签了，下面例子中设置域变量</text:span><text:span text:style-name="T3">i</text:span><text:span text:style-name="T1">，初始值为</text:span><text:span text:style-name="T3">1</text:span><text:span text:style-name="T1">，结束值为</text:span><text:span text:style-name="T3">100</text:span><text:span text:style-name="T1">。即</text:span><text:span text:style-name="T3">i</text:span><text:span text:style-name="T1">的值从</text:span><text:span text:style-name="T3">1</text:span><text:span text:style-name="T1">遍历到</text:span><text:span text:style-name="T3">100</text:span><text:span text:style-name="T1">，包含</text:span><text:span text:style-name="T3">100</text:span><text:span text:style-name="T1">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&lt;%--begin设置开始值 end设置结束 <text:s/>var变量 step循环的跨度 --%&gt;</text:p>
            <text:p text:style-name="P6">&lt;c:forEach begin="1" end="10" var="i" step="2"&gt;</text:p>
            <text:p text:style-name="P6"><text:s text:c="2"/>&lt;c:out value="${i}"&gt;&lt;/c:out&gt;</text:p>
            <text:p text:style-name="P6">&lt;/c:forEach&gt;</text:p>
          </table:table-cell>
        </table:table-row>
      </table:table>
      <text:p text:style-name="P7"/>
      <text:p text:style-name="P8">数组的遍历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&lt;%--items从域中获得值 <text:s/>遍历数组 --%&gt;</text:p>
            <text:p text:style-name="P11">&lt;c:forEach items="${arr}" var="st"&gt;</text:p>
            <text:p text:style-name="P6">&lt;c:out value="${st}"&gt;&lt;/c:out&gt;</text:p>
            <text:p text:style-name="P6">&lt;/c:forEach&gt;</text:p>
          </table:table-cell>
        </table:table-row>
      </table:table>
      <text:p text:style-name="P8"/>
      <text:p text:style-name="P9">lsit集合的遍历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6">&lt;%--遍历list集合 --%&gt;</text:p>
            <text:p text:style-name="P6">&lt;c:forEach items="${plist}" var="person"&gt;</text:p>
            <text:p text:style-name="P6">&lt;c:out value="${person.name }"&gt;&lt;/c:out&gt;</text:p>
            <text:p text:style-name="P6">&lt;c:out value="${person.age }"&gt;&lt;/c:out&gt;&lt;br&gt;</text:p>
            <text:p text:style-name="P6">&lt;/c:forEach&gt;</text:p>
          </table:table-cell>
        </table:table-row>
      </table:table>
      <text:p text:style-name="P9"/>
      <text:p text:style-name="P9">Map集合的遍历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6">&lt;%--遍历Map集合 --%&gt;</text:p>
            <text:p text:style-name="P6">&lt;c:forEach items="${my}" var="me"&gt;</text:p>
            <text:p text:style-name="P6">&lt;c:out value="${me.key}"&gt;&lt;/c:out&gt;:</text:p>
            <text:p text:style-name="P6">&lt;c:out value="${me.value}"&gt;&lt;/c:out&gt;&lt;br&gt;</text:p>
            <text:p text:style-name="P6">&lt;/c:forEach&gt;</text:p>
          </table:table-cell>
        </table:table-row>
      </table:table>
      <text:p text:style-name="P9"/>
      <text:p text:style-name="P9"/>
      <text:p text:style-name="P9"/>
      <text:p text:style-name="P9"/>
      <text:p text:style-name="P10"/>
      <text:p text:style-name="P2"><text:soft-page-break/>forEach<text:span text:style-name="T1">标签还有一个属性：</text:span><text:span text:style-name="T3">varStatus</text:span><text:span text:style-name="T1">，这个属性用来指定接收“循环状态”的变量名，例如：</text:span><text:span text:style-name="T3">&lt;forEach varStatus=</text:span>”vs”…/&gt;<text:span text:style-name="T1">，这时就可以使用</text:span><text:span text:style-name="T3">vs</text:span><text:span text:style-name="T1">这个变量来获取循环的状态了。</text:span></text:p>
      <text:p text:style-name="P3"><text:span text:style-name="T3">current</text:span><text:span text:style-name="T6">当前这次迭代的（集合中的）项</text:span><text:span text:style-name="T3"><text:line-break/></text:span><text:span text:style-name="T7">index</text:span><text:span text:style-name="T6">当前这次迭代从 </text:span><text:span text:style-name="T3">0 </text:span><text:span text:style-name="T6">开始的迭代索引</text:span><text:span text:style-name="T3"><text:line-break/>count</text:span><text:span text:style-name="T6">当前这次迭代从 </text:span><text:span text:style-name="T3">1 </text:span><text:span text:style-name="T6">开始的迭代计数</text:span><text:span text:style-name="T3"><text:line-break/>first</text:span><text:span text:style-name="T6">用来表明当前这轮迭代是否为第一次迭代的标志</text:span><text:span text:style-name="T3"><text:line-break/>last</text:span><text:span text:style-name="T6">用来表明当前这轮迭代是否为最后一次迭代的标志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5">&lt;c:forEach items="${plist}" var="p" varStatus="stat"&gt;</text:p>
            <text:p text:style-name="P5">&lt;%-- &lt;c:out value="${stat.current }"&gt;&lt;/c:out&gt; --%&gt;</text:p>
            <text:p text:style-name="P5">&lt;%-- &lt;c:out value="${stat.index }"&gt;&lt;/c:out&gt; --%&gt;</text:p>
            <text:p text:style-name="P5">&lt;%-- &lt;c:out value="${stat.count }"&gt;&lt;/c:out&gt; --%&gt;</text:p>
            <text:p text:style-name="P5">&lt;c:if test="${stat.first}"&gt;</text:p>
            <text:p text:style-name="P5">&lt;c:out value="${'是第一行'}"&gt;&lt;/c:out&gt;</text:p>
            <text:p text:style-name="P5">&lt;/c:if&gt;</text:p>
            <text:p text:style-name="P5">&lt;c:if test="${stat.last}"&gt;</text:p>
            <text:p text:style-name="P5">&lt;c:out value="${'最后'}"&gt;&lt;/c:out&gt;</text:p>
            <text:p text:style-name="P5">&lt;/c:if&gt;</text:p>
            <text:p text:style-name="P5">&lt;c:out value="${p}"&gt;&lt;/c:out&gt;&lt;br&gt;</text:p>
            <text:p text:style-name="P5">&lt;/c:forEach&gt;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2S</meta:editing-duration>
    <meta:editing-cycles>5</meta:editing-cycles>
    <meta:generator>LibreOffice/5.3.0.3$Windows_X86_64 LibreOffice_project/7074905676c47b82bbcfbea1aeefc84afe1c50e1</meta:generator>
    <dc:date>2018-03-26T13:20:43.628000000</dc:date>
    <meta:document-statistic meta:table-count="5" meta:image-count="0" meta:object-count="0" meta:page-count="2" meta:paragraph-count="37" meta:word-count="354" meta:character-count="1215" meta:non-whitespace-character-count="1153"/>
    <meta:user-defined meta:name="Info 1"/>
    <meta:user-defined meta:name="Info 2"/>
    <meta:user-defined meta:name="Info 3"/>
    <meta:user-defined meta:name="Info 4"/>
  </office:meta>
</office:document-meta>
</file>